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967c8" officeooo:paragraph-rsid="001967c8"/>
    </style:style>
    <style:style style:name="P2" style:family="paragraph" style:parent-style-name="Standard">
      <style:paragraph-properties fo:text-align="justify" style:justify-single-word="false"/>
      <style:text-properties officeooo:rsid="001a332a" officeooo:paragraph-rsid="001a332a"/>
    </style:style>
    <style:style style:name="P3" style:family="paragraph" style:parent-style-name="Standard">
      <style:paragraph-properties fo:text-align="justify" style:justify-single-word="false"/>
      <style:text-properties fo:language="en" fo:country="US" officeooo:rsid="001a332a" officeooo:paragraph-rsid="001a332a"/>
    </style:style>
    <style:style style:name="P4" style:family="paragraph" style:parent-style-name="Standard">
      <style:text-properties fo:language="en" fo:country="US" officeooo:paragraph-rsid="001a332a"/>
    </style:style>
    <style:style style:name="P5" style:family="paragraph" style:parent-style-name="Standard">
      <style:text-properties fo:language="en" fo:country="US" officeooo:rsid="001a332a" officeooo:paragraph-rsid="001d6872"/>
    </style:style>
    <style:style style:name="T1" style:family="text">
      <style:text-properties officeooo:rsid="001b383a"/>
    </style:style>
    <style:style style:name="T2" style:family="text">
      <style:text-properties officeooo:rsid="00203e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Streszczenie pracy:</text:h>
      <text:p text:style-name="P1">Tematem niniejszej pracy jest modelowanie struktur blokowych systemów rozmytych z wykorzystaniem języka Fuzzy Control Language. Główne elementy pracy to krótkie omówienie teorii logiki rozmytej i dokumentacja techniczna aplikacji. Część teoretyczna zawiera historyczny zarys powstawania logiki rozmytej oraz szczegółowy opis modelu Mamdaniego. Dokumentacja składa się z opisu elementów inżynierii oprogramowania oraz instrukcji obsługi aplikacji.</text:p>
      <text:p text:style-name="P1"/>
      <text:h text:style-name="Heading_20_3" text:outline-level="3">Słowa kluczowe:</text:h>
      <text:p text:style-name="P2">logika rozmyta, modelowanie, systemy rozmyte, Mamdani, Java, aplikacje webowe</text:p>
      <text:p text:style-name="P2"/>
      <text:p text:style-name="P4"/>
      <text:p text:style-name="P4"/>
      <text:h text:style-name="Heading_20_3" text:outline-level="3">Title: </text:h>
      <text:p text:style-name="P5">Modeling block structures of fuzzy systems with Fuzzy Control Language</text:p>
      <text:p text:style-name="P3"/>
      <text:h text:style-name="Heading_20_3" text:outline-level="3">Abstract:</text:h>
      <text:p text:style-name="P3">Subject of this document is modeling block structures of fuzzy system<text:span text:style-name="T2">s</text:span> with Fuzzy Control Language. Key elements are brief dive into theory of fuzzy logic and technical documentation of application. Theoretical part contains outline of history behind fuzzy logic and details of Mamdani's model. Documentation consists of elements of software engineering and <text:span text:style-name="T1">application's</text:span> user manual.</text:p>
      <text:p text:style-name="P3"/>
      <text:h text:style-name="Heading_20_3" text:outline-level="3">Keywords:</text:h>
      <text:p text:style-name="P3">fuzzy logic, modeling, fuzzy systems, Mamdani, Java, web applications<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6:30:17.544662784</meta:creation-date>
    <dc:date>2015-11-08T14:55:58.098193993</dc:date>
    <meta:editing-duration>PT17M10S</meta:editing-duration>
    <meta:editing-cycles>6</meta:editing-cycles>
    <meta:generator>LibreOffice/4.4.2.2$Linux_X86_64 LibreOffice_project/40m0$Build-2</meta:generator>
    <meta:document-statistic meta:table-count="0" meta:image-count="0" meta:object-count="0" meta:page-count="2" meta:paragraph-count="11" meta:word-count="143" meta:character-count="1107" meta:non-whitespace-character-count="971"/>
  </office:meta>
</office:document-meta>
</file>